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5.68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1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0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2a6099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éserver une ligne de production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Scénario nominal :</text:p>
            <text:p/>
            <text:p>1. L’utilisateur demande à réserver une ligne de production</text:p>
            <text:p>2. Le système affiche un formulaire de saisie de réservation vierge</text:p>
            <text:p>3. L’utilisateur saisit les informations et enregistre</text:p>
            <text:p>4. Le système enregistre la réserva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xceptions : </text:p>
            <text:p/>
            <text:p>3-a. La ligne de production est déjà réservée sur la période saisie</text:p>
            <text:p>    3-a.1. Le système en informe l’utilisateur et affiche le formulaire pré-rempli. Retour en 3.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Etapes du cas testé</text:p>
          </table:table-cell>
          <table:table-cell table:style-name="ce2" office:value-type="string" calcext:value-type="string">
            <text:p>Descritp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9T17:20:06.781000000</dc:date>
    <meta:editing-duration>PT5H2M18S</meta:editing-duration>
    <meta:editing-cycles>2</meta:editing-cycles>
    <meta:generator>LibreOffice/7.4.4.2$Windows_X86_64 LibreOffice_project/85569322deea74ec9134968a29af2df5663baa21</meta:generator>
    <meta:document-statistic meta:table-count="1" meta:cell-count="7" meta:object-count="0"/>
  </office:meta>
</office:document-meta>
</file>